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f0fd" officeooo:paragraph-rsid="0013f0fd"/>
    </style:style>
    <style:style style:name="P2" style:family="paragraph" style:parent-style-name="Standard">
      <style:text-properties officeooo:rsid="0015826a" officeooo:paragraph-rsid="0015826a"/>
    </style:style>
    <style:style style:name="P3" style:family="paragraph" style:parent-style-name="Standard">
      <style:text-properties officeooo:rsid="0015b26c" officeooo:paragraph-rsid="0015b26c"/>
    </style:style>
    <style:style style:name="T1" style:family="text">
      <style:text-properties officeooo:rsid="0015826a"/>
    </style:style>
    <style:style style:name="T2" style:family="text">
      <style:text-properties officeooo:rsid="0015b26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blems with my dataset:</text:p>
      <text:p text:style-name="P1"/>
      <text:p text:style-name="P1">1. Beside the boolean and the int column, rest of all columns are an object type which needs to be converted to int or some other form which can be interpreted by the pandas dataframe.</text:p>
      <text:p text:style-name="P1"/>
      <text:p text:style-name="P1">2. The string to <text:span text:style-name="T1">int conversion will give me insight into the numbers of retweet, favorites and replies.</text:span></text:p>
      <text:p text:style-name="P2"/>
      <text:p text:style-name="P2">3. Later in the course, we will be touching the sentiment analysis by learning the natural language processing to better understand the tweet and to classify into positive, negative or neutral sentiment based on the string of the tweet.</text:p>
      <text:p text:style-name="P2"/>
      <text:p text:style-name="P2">4. <text:span text:style-name="T2">The dataset I have downloaded is for the year of 2015, I will eventually compare it with 2016 where the campaign was going on and with 2017 where Trump was already a president.</text:span></text:p>
      <text:p text:style-name="P2"/>
      <text:p text:style-name="P3">5. there is no original truth/ ground truth with this dataset for the accuracy or MSE comparision.</text:p>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9T22:44:17.601768035</meta:creation-date>
    <dc:date>2018-08-19T23:08:30.298109309</dc:date>
    <meta:editing-duration>PT3M52S</meta:editing-duration>
    <meta:editing-cycles>1</meta:editing-cycles>
    <meta:document-statistic meta:table-count="0" meta:image-count="0" meta:object-count="0" meta:page-count="1" meta:paragraph-count="6" meta:word-count="147" meta:character-count="826" meta:non-whitespace-character-count="685"/>
    <meta:generator>LibreOffice/6.0.3.2$Linux_X86_64 LibreOffice_project/00m0$Build-2</meta:generator>
  </office:meta>
</office:document-meta>
</file>